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Default" style:data-style-name="N36"/>
    <style:style style:name="ce7" style:family="table-cell" style:parent-style-name="Neutra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ce8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9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 style:font-name="Aptos Narrow" style:font-name-asian="Aptos Narrow" style:font-name-complex="Aptos Narrow"/>
    </style:style>
    <style:style style:name="ce10" style:family="table-cell" style:parent-style-name="_50_0_37__32_-_32_Accent4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ce11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2" style:family="table-cell" style:parent-style-name="Accent2" style:data-style-name="N0">
      <style:table-cell-properties style:vertical-align="automatic" fo:background-color="#ED7D31" style:repeat-content="false"/>
      <style:paragraph-properties fo:text-align="start" fo:margin-left="0cm"/>
      <style:text-properties fo:color="#FFFFFF"/>
    </style:style>
    <style:style style:name="ce13" style:family="table-cell" style:parent-style-name="Good" style:data-style-name="N0">
      <style:table-cell-properties style:vertical-align="automatic" fo:background-color="#C6EFCE" style:repeat-content="false"/>
      <style:paragraph-properties fo:text-align="start" fo:margin-left="0cm"/>
      <style:text-properties fo:color="#006100"/>
    </style:style>
    <style:style style:name="ce14" style:family="table-cell" style:parent-style-name="Bad" style:data-style-name="N0">
      <style:table-cell-properties style:vertical-align="automatic" fo:background-color="#FFC7CE" style:repeat-content="false"/>
      <style:paragraph-properties fo:text-align="start" fo:margin-left="0cm"/>
      <style:text-properties fo:color="#9C0006"/>
    </style:style>
    <style:style style:name="ce15" style:family="table-cell" style:parent-style-name="Neutral" style:data-style-name="N0">
      <style:table-cell-properties style:vertical-align="automatic" fo:background-color="#FFEB9C" style:repeat-content="false"/>
      <style:paragraph-properties fo:text-align="start" fo:margin-left="0cm"/>
      <style:text-properties fo:color="#9C5700" style:font-name="Aptos Narrow" style:font-name-asian="Aptos Narrow" style:font-name-complex="Aptos Narrow"/>
    </style:style>
    <style:style style:name="ce16" style:family="table-cell" style:parent-style-name="Hyperlink" style:data-style-name="N0">
      <style:table-cell-properties fo:background-color="#C6EFCE"/>
      <style:text-properties fo:color="#0563C1" style:text-underline-style="solid" style:text-underline-type="single"/>
    </style:style>
    <style:style style:name="ce17" style:family="table-cell" style:parent-style-name="Good" style:data-style-name="N0">
      <style:table-cell-properties fo:background-color="#C6EFCE"/>
      <style:text-properties fo:color="#006100"/>
    </style:style>
    <style:style style:name="ce18" style:family="table-cell" style:parent-style-name="Bad" style:data-style-name="N0">
      <style:table-cell-properties fo:background-color="#FFC7CE"/>
      <style:text-properties fo:color="#9C0006"/>
    </style:style>
    <style:style style:name="ce19" style:family="table-cell" style:parent-style-name="Neutra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ce20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21" style:family="table-cell" style:parent-style-name="Good" style:data-style-name="N1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style-name="ce3"/>
          <table:table-cell table:number-columns-repeated="4" table:style-name="ce5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3"/>
          <table:table-cell office:value-type="string" table:style-name="ce4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4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7" table:style-name="ce1"/>
          <table:table-cell table:number-columns-repeated="7" table:style-name="ce6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any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Where?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Visited Portfolio?</text:p>
          </table:table-cell>
          <table:table-cell office:value-type="string" table:style-name="ce2">
            <text:p>Reply?</text:p>
          </table:table-cell>
          <table:table-cell office:value-type="string" table:style-name="ce2">
            <text:p>Coun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SimplyHealth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176999687/?alternateChannel=search&amp;refId=%2BhwqLRDDqi0jLh%2BsejYS7A%3D%3D&amp;trackingId=SpGptMzi4drppV4ExMuVbw%3D%3D">https://www.linkedin.com/jobs/view/4176999687/?alternateChannel=search&amp;refId=%2BhwqLRDDqi0jLh%2BsejYS7A%3D%3D&amp;trackingId=SpGptMzi4drppV4ExMuVbw%3D%3D</text:a></text:p>
          </table:table-cell>
          <table:table-cell office:value-type="string" table:style-name="ce7">
            <text:p>Andover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R</text:p>
          </table:table-cell>
          <table:table-cell office:value-type="float" office:value="1" table:style-name="ce10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top-applicant/?currentJobId=4181072578">https://www.linkedin.com/jobs/collections/top-applicant/?currentJobId=4181072578</text:a></text:p>
          </table:table-cell>
          <table:table-cell office:value-type="string" table:style-name="ce3">
            <text:p>Cardiff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2" table:style-name="ce10">
            <text:p>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Electric Square</text:p>
          </table:table-cell>
          <table:table-cell office:value-type="string" table:style-name="ce5">
            <text:p>Speculative</text:p>
          </table:table-cell>
          <table:table-cell office:value-type="string" table:style-name="ce5">
            <text:p><text:a xlink:href="https://www.linkedin.com/jobs/view/4033126231/?refId=befb728f-bb33-4ce8-96d2-fc997686cb5b&amp;trackingId=NmWroTOSSnCWqMw6kLNSrg%3D%3D">https://www.linkedin.com/jobs/view/4033126231/?refId=befb728f-bb33-4ce8-96d2-fc997686cb5b&amp;trackingId=NmWroTOSSnCWqMw6kLNSrg%3D%3D</text:a></text:p>
          </table:table-cell>
          <table:table-cell office:value-type="string" table:style-name="ce5">
            <text:p>Brighton</text:p>
          </table:table-cell>
          <table:table-cell office:value-type="string" table:style-name="ce3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3" table:style-name="ce10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Spectrum IT recruitment</text:p>
          </table:table-cell>
          <table:table-cell office:value-type="string" table:style-name="ce5">
            <text:p>Graduate/Junior C++ Software Engineer</text:p>
          </table:table-cell>
          <table:table-cell office:value-type="string" table:style-name="ce5">
            <text:p><text:a xlink:href="https://www.linkedin.com/jobs/view/4150330391/?refId=befb728f-bb33-4ce8-96d2-fc997686cb5b&amp;trackingId=ynF7fLeDTGSRhn65dnaIEw%3D%3D">https://www.linkedin.com/jobs/view/4150330391/?refId=befb728f-bb33-4ce8-96d2-fc997686cb5b&amp;trackingId=ynF7fLeDTGSRhn65dnaIEw%3D%3D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" table:style-name="ce10">
            <text:p>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Kwalee</text:p>
          </table:table-cell>
          <table:table-cell office:value-type="string" table:style-name="ce5">
            <text:p>Junior Game Programmer</text:p>
          </table:table-cell>
          <table:table-cell office:value-type="string" table:style-name="ce5">
            <text:p><text:a xlink:href="https://www.kwalee.com/current-openings">https://www.kwalee.com/current-openings</text:a></text:p>
          </table:table-cell>
          <table:table-cell office:value-type="string" table:style-name="ce3">
            <text:p>Leamington</text:p>
          </table:table-cell>
          <table:table-cell office:value-type="string" table:style-name="ce5">
            <text:p>Games - Unity (Mass Mobile)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R</text:p>
          </table:table-cell>
          <table:table-cell office:value-type="float" office:value="5" table:style-name="ce10">
            <text:p>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search/?currentJobId=4149460875&amp;keywords=io%20interactive&amp;origin=BLENDED_SEARCH_RESULT_NAVIGATION_SEE_ALL&amp;originToLandingJobPostings=4139669208%2C4119019785%2C4177324757">https://www.linkedin.com/jobs/search/?currentJobId=4149460875&amp;keywords=io%20interactive&amp;origin=BLENDED_SEARCH_RESULT_NAVIGATION_SEE_ALL&amp;originToLandingJobPostings=4139669208%2C4119019785%2C4177324757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R</text:p>
          </table:table-cell>
          <table:table-cell office:value-type="float" office:value="6" table:style-name="ce10">
            <text:p>6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Designer</text:p>
          </table:table-cell>
          <table:table-cell office:value-type="string" table:style-name="ce5">
            <text:p><text:a xlink:href="https://www.linkedin.com/jobs/view/4139669208/?refId=befb728f-bb33-4ce8-96d2-fc997686cb5b&amp;trackingId=Sks%2BcQZHQzC31Ph8ifwqHg%3D%3D&amp;trk=flagship3_job_home_savedjobs">https://www.linkedin.com/jobs/view/4139669208/?refId=befb728f-bb33-4ce8-96d2-fc997686cb5b&amp;trackingId=Sks%2BcQZHQzC31Ph8ifwqHg%3D%3D&amp;trk=flagship3_job_home_savedjobs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R</text:p>
          </table:table-cell>
          <table:table-cell office:value-type="float" office:value="7" table:style-name="ce10">
            <text:p>7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Navtech Rada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074296201/?refId=030e9eda-a8eb-432a-9023-b7b3b0570f8c&amp;trackingId=SGS5z759S5qygZsT70VGAQ%3D%3D">https://www.linkedin.com/jobs/view/4074296201/?refId=030e9eda-a8eb-432a-9023-b7b3b0570f8c&amp;trackingId=SGS5z759S5qygZsT70VGAQ%3D%3D</text:a></text:p>
          </table:table-cell>
          <table:table-cell office:value-type="string" table:style-name="ce3">
            <text:p>Wantage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8" table:style-name="ce10">
            <text:p>8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opup Asylum</text:p>
          </table:table-cell>
          <table:table-cell office:value-type="string" table:style-name="ce5">
            <text:p>Junior Unity Developer</text:p>
          </table:table-cell>
          <table:table-cell office:value-type="string" table:style-name="ce5">
            <text:p><text:a xlink:href="https://www.linkedin.com/jobs/search/?currentJobId=4184633572&amp;keywords=popup%20asylum%20ltd&amp;origin=BLENDED_SEARCH_RESULT_NAVIGATION_JOB_CARD&amp;originToLandingJobPostings=4184633572">https://www.linkedin.com/jobs/search/?currentJobId=4184633572&amp;keywords=popup%20asylum%20ltd&amp;origin=BLENDED_SEARCH_RESULT_NAVIGATION_JOB_CARD&amp;originToLandingJobPostings=4184633572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11" table:style-name="ce10">
            <text:p>11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Hitachi Rail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8527581/?refId=6be51aae-9f2b-4d04-9205-3c8c0aa8b25d&amp;trackingId=m3QK7I1%2BRC217658PBG3Aw%3D%3D&amp;trk=flagship3_job_home_savedjobs">https://www.linkedin.com/jobs/view/4178527581/?refId=6be51aae-9f2b-4d04-9205-3c8c0aa8b25d&amp;trackingId=m3QK7I1%2BRC217658PBG3Aw%3D%3D&amp;trk=flagship3_job_home_savedjobs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12" table:style-name="ce10">
            <text:p>12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Playground Games</text:p>
          </table:table-cell>
          <table:table-cell office:value-type="string" table:style-name="ce5">
            <text:p>Game Designer</text:p>
          </table:table-cell>
          <table:table-cell office:value-type="string" table:style-name="ce5">
            <text:p><text:a xlink:href="https://www.linkedin.com/jobs/view/4181592933/?refId=6be51aae-9f2b-4d04-9205-3c8c0aa8b25d&amp;trackingId=F0aCq6RkR9mhcC52iNZYeQ%3D%3D">https://www.linkedin.com/jobs/view/4181592933/?refId=6be51aae-9f2b-4d04-9205-3c8c0aa8b25d&amp;trackingId=F0aCq6RkR9mhcC52iNZYeQ%3D%3D</text:a></text:p>
          </table:table-cell>
          <table:table-cell office:value-type="string" table:style-name="ce3">
            <text:p>Leaming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R</text:p>
          </table:table-cell>
          <table:table-cell office:value-type="float" office:value="13" table:style-name="ce10">
            <text:p>1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otorola Solutions</text:p>
          </table:table-cell>
          <table:table-cell office:value-type="string" table:style-name="ce5">
            <text:p>Graduate C# software engineer</text:p>
          </table:table-cell>
          <table:table-cell office:value-type="string" table:style-name="ce5">
            <text:p><text:a xlink:href="https://www.linkedin.com/jobs/view/4183342179/?refId=6ef9a100-4ee2-42fe-84eb-52ea48de4451&amp;trackingId=%2B%2FhOmjjDQR27BN5XqzJGnA%3D%3D">https://www.linkedin.com/jobs/view/4183342179/?refId=6ef9a100-4ee2-42fe-84eb-52ea48de4451&amp;trackingId=%2B%2FhOmjjDQR27BN5XqzJGnA%3D%3D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Positive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14" table:style-name="ce10">
            <text:p>14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81070412/?refId=1f341434-6106-42bc-bb58-e4333f832c48&amp;trackingId=lHsD%2BoGXSAaY%2BshiLjUUWQ%3D%3D">https://www.linkedin.com/jobs/view/4181070412/?refId=1f341434-6106-42bc-bb58-e4333f832c48&amp;trackingId=lHsD%2BoGXSAaY%2BshiLjUUWQ%3D%3D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15" table:style-name="ce10">
            <text:p>15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Light and Wonder</text:p>
          </table:table-cell>
          <table:table-cell office:value-type="string" table:style-name="ce5">
            <text:p>Junior Developer</text:p>
          </table:table-cell>
          <table:table-cell office:value-type="string" table:style-name="ce5">
            <text:p><text:a xlink:href="https://www.linkedin.com/jobs/view/4183127240/?refId=3012436c-c3dd-46ac-99b6-b96142e41849&amp;trackingId=GZWNlVqkR2CLawC207j38w%3D%3D&amp;trk=flagship3_job_home_savedjobs">https://www.linkedin.com/jobs/view/4183127240/?refId=3012436c-c3dd-46ac-99b6-b96142e41849&amp;trackingId=GZWNlVqkR2CLawC207j38w%3D%3D&amp;trk=flagship3_job_home_savedjobs</text:a></text:p>
          </table:table-cell>
          <table:table-cell office:value-type="string" table:style-name="ce3">
            <text:p>Bristol</text:p>
          </table:table-cell>
          <table:table-cell office:value-type="string" table:style-name="ce3">
            <text:p>Gambling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R</text:p>
          </table:table-cell>
          <table:table-cell office:value-type="float" office:value="16" table:style-name="ce10">
            <text:p>16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Sitters.co.uk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view/4170793349/?refId=bf29d002-96ff-48ef-b2ba-f3d4c198c4f0&amp;trackingId=%2BOSyI3vDQ6ulqytDcEESIA%3D%3D">https://www.linkedin.com/jobs/view/4170793349/?refId=bf29d002-96ff-48ef-b2ba-f3d4c198c4f0&amp;trackingId=%2BOSyI3vDQ6ulqytDcEESIA%3D%3D</text:a></text:p>
          </table:table-cell>
          <table:table-cell office:value-type="string" table:style-name="ce13">
            <text:p>Pool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17" table:style-name="ce10">
            <text:p>17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Aquent</text:p>
          </table:table-cell>
          <table:table-cell office:value-type="string" table:style-name="ce13">
            <text:p>Technical Game Designer</text:p>
          </table:table-cell>
          <table:table-cell office:value-type="string" table:style-name="ce13">
            <text:p>https://www.linkedin.com/jobs/collections/recommended/?currentJobId=4165285304</text:p>
          </table:table-cell>
          <table:table-cell office:value-type="string" table:style-name="ce14">
            <text:p>Leamington</text:p>
          </table:table-cell>
          <table:table-cell office:value-type="string" table:style-name="ce14">
            <text:p>Desperate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18" table:style-name="ce10">
            <text:p>18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Canonical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collections/recommended/?currentJobId=4180955182">https://www.linkedin.com/jobs/collections/recommended/?currentJobId=4180955182</text:a></text:p>
          </table:table-cell>
          <table:table-cell office:value-type="string" table:style-name="ce13">
            <text:p>Remote</text:p>
          </table:table-cell>
          <table:table-cell office:value-type="string" table:style-name="ce14">
            <text:p>Travel for 2 weeks per year, snoot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R</text:p>
          </table:table-cell>
          <table:table-cell office:value-type="float" office:value="19" table:style-name="ce10">
            <text:p>19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Noir</text:p>
          </table:table-cell>
          <table:table-cell office:value-type="string" table:style-name="ce13">
            <text:p>.NET Developer</text:p>
          </table:table-cell>
          <table:table-cell office:value-type="string" table:style-name="ce13">
            <text:p><text:a xlink:href="https://www.linkedin.com/jobs/collections/recommended/?currentJobId=4119788994&amp;discover=recommended&amp;discoveryOrigin=JOBS_HOME_JYMBII">https://www.linkedin.com/jobs/collections/recommended/?currentJobId=4119788994&amp;discover=recommended&amp;discoveryOrigin=JOBS_HOME_JYMBII</text:a></text:p>
          </table:table-cell>
          <table:table-cell office:value-type="string" table:style-name="ce13">
            <text:p>Remote/Hunting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20" table:style-name="ce10">
            <text:p>20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Rocket Science Group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collections/recommended/?currentJobId=4106025827&amp;discover=recommended&amp;discoveryOrigin=JOBS_HOME_JYMBII">https://www.linkedin.com/jobs/collections/recommended/?currentJobId=4106025827&amp;discover=recommended&amp;discoveryOrigin=JOBS_HOME_JYMBII</text:a></text:p>
          </table:table-cell>
          <table:table-cell office:value-type="string" table:style-name="ce5">
            <text:p>Brighton</text:p>
          </table:table-cell>
          <table:table-cell office:value-type="string" table:style-name="ce14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21" table:style-name="ce10">
            <text:p>21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Ditto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linkedin.com/jobs/collections/recommended/?currentJobId=4181354187&amp;discover=recommended&amp;discoveryOrigin=JOBS_HOME_JYMBII">https://www.linkedin.com/jobs/collections/recommended/?currentJobId=4181354187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22" table:style-name="ce10">
            <text:p>22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Tilo Consulting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recommended/?currentJobId=4161460196&amp;discover=recommended&amp;discoveryOrigin=JOBS_HOME_JYMBII">https://www.linkedin.com/jobs/collections/recommended/?currentJobId=4161460196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23" table:style-name="ce10">
            <text:p>23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MBDA</text:p>
          </table:table-cell>
          <table:table-cell office:value-type="string" table:style-name="ce5">
            <text:p>C# Software Engineer</text:p>
          </table:table-cell>
          <table:table-cell office:value-type="string" table:style-name="ce5">
            <text:p><text:a xlink:href="https://www.linkedin.com/jobs/view/3845496559/?alternateChannel=search&amp;refId=aCjyiwvQRfYJkfU7nzcTXQ%3D%3D&amp;trackingId=lefDEmcBEmOMPzocmSXWfg%3D%3D&amp;trk=d_flagship3_job_collections_discovery_landing">https://www.linkedin.com/jobs/view/3845496559/?alternateChannel=search&amp;refId=aCjyiwvQRfYJkfU7nzcTXQ%3D%3D&amp;trackingId=lefDEmcBEmOMPzocmSXWfg%3D%3D&amp;trk=d_flagship3_job_collections_discovery_landing</text:a></text:p>
          </table:table-cell>
          <table:table-cell office:value-type="string" table:style-name="ce3">
            <text:p>Bristol/Stevenage</text:p>
          </table:table-cell>
          <table:table-cell office:value-type="string" table:style-name="ce14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R</text:p>
          </table:table-cell>
          <table:table-cell office:value-type="float" office:value="24" table:style-name="ce10">
            <text:p>24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ADP</text:p>
          </table:table-cell>
          <table:table-cell office:value-type="string" table:style-name="ce5">
            <text:p>Associate Software Engineer</text:p>
          </table:table-cell>
          <table:table-cell office:value-type="string" table:style-name="ce16">
            <text:p><text:a xlink:href="https://www.linkedin.com/jobs/view/4133557316/?alternateChannel=search&amp;refId=7BSQGhlRgeOseQgHhXA1JA%3D%3D&amp;trackingId=%2BCT9FFOQGS3tpWHVCyYGqQ%3D%3D&amp;trk=d_flagship3_job_collections_discovery_landing">https://www.linkedin.com/jobs/view/4133557316/?alternateChannel=search&amp;refId=7BSQGhlRgeOseQgHhXA1JA%3D%3D&amp;trackingId=%2BCT9FFOQGS3tpWHVCyYGqQ%3D%3D&amp;trk=d_flagship3_job_collections_discovery_landing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25" table:style-name="ce10">
            <text:p>25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Konrad Group</text:p>
          </table:table-cell>
          <table:table-cell office:value-type="string" table:style-name="ce5">
            <text:p>Software Developer</text:p>
          </table:table-cell>
          <table:table-cell office:value-type="string" table:style-name="ce5">
            <text:p><text:a xlink:href="https://www.linkedin.com/jobs/view/4076953325/?alternateChannel=search&amp;refId=4yeD8Y0IcxAmjxH7IZhARg%3D%3D&amp;trackingId=jxGcjGqIo9cx5ZJAwugO0g%3D%3D">https://www.linkedin.com/jobs/view/4076953325/?alternateChannel=search&amp;refId=4yeD8Y0IcxAmjxH7IZhARg%3D%3D&amp;trackingId=jxGcjGqIo9cx5ZJAwugO0g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26" table:style-name="ce10">
            <text:p>26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Understanding Recruitment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4876929/?alternateChannel=search&amp;refId=P%2BajfOwOGhXCQgB9IAI%2Fjg%3D%3D&amp;trackingId=WqcuoZLp1F5E0PtjdiAU1Q%3D%3D">https://www.linkedin.com/jobs/view/4174876929/?alternateChannel=search&amp;refId=P%2BajfOwOGhXCQgB9IAI%2Fjg%3D%3D&amp;trackingId=WqcuoZLp1F5E0PtjdiAU1Q%3D%3D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Sports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27" table:style-name="ce10">
            <text:p>27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Zynga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https://www.linkedin.com/jobs/view/4076646082/?alternateChannel=search&amp;refId=A5hHSqAM4JWtVcjTAMVUEQ%3D%3D&amp;trackingId=O2mC5TB8ataGByUWjN0Qag%3D%3D&amp;trk=d_flagship3_jobs_discovery_jymbii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Games - Mass Mobile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28" table:style-name="ce10">
            <text:p>28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Discover Education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view/4183950443/?alternateChannel=search&amp;refId=A5hHSqAM4JWtVcjTAMVUEQ%3D%3D&amp;trackingId=YFE9njrRKi%2Bym0cIA3Jkjg%3D%3D&amp;trk=d_flagship3_jobs_discovery_jymbii">https://www.linkedin.com/jobs/view/4183950443/?alternateChannel=search&amp;refId=A5hHSqAM4JWtVcjTAMVUEQ%3D%3D&amp;trackingId=YFE9njrRKi%2Bym0cIA3Jkjg%3D%3D&amp;trk=d_flagship3_jobs_discovery_jymbii</text:a></text:p>
          </table:table-cell>
          <table:table-cell office:value-type="string" table:style-name="ce3">
            <text:p>Bath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29" table:style-name="ce10">
            <text:p>29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TripleDot Studios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view/4163561018/?alternateChannel=search&amp;refId=A5hHSqAM4JWtVcjTAMVUEQ%3D%3D&amp;trackingId=NXaq1CyNEPnq9wVNHjGQrQ%3D%3D&amp;trk=d_flagship3_jobs_discovery_jymbii">https://www.linkedin.com/jobs/view/4163561018/?alternateChannel=search&amp;refId=A5hHSqAM4JWtVcjTAMVUEQ%3D%3D&amp;trackingId=NXaq1CyNEPnq9wVNHjGQrQ%3D%3D&amp;trk=d_flagship3_jobs_discovery_jymbii</text:a></text:p>
          </table:table-cell>
          <table:table-cell office:value-type="string" table:style-name="ce7">
            <text:p>London</text:p>
          </table:table-cell>
          <table:table-cell office:value-type="string" table:style-name="ce5">
            <text:p>Free Food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30" table:style-name="ce10">
            <text:p>30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Bumble Inc</text:p>
          </table:table-cell>
          <table:table-cell office:value-type="string" table:style-name="ce5">
            <text:p>Junior Backend PHP Engineer</text:p>
          </table:table-cell>
          <table:table-cell office:value-type="string" table:style-name="ce5">
            <text:p><text:a xlink:href="https://www.linkedin.com/jobs/view/4185783071/?alternateChannel=search&amp;refId=5Fq1JM2HUwFiKu8XMeVpjw%3D%3D&amp;trackingId=eNnDjc7%2BYN%2FMSyBvHhRyKA%3D%3D">https://www.linkedin.com/jobs/view/4185783071/?alternateChannel=search&amp;refId=5Fq1JM2HUwFiKu8XMeVpjw%3D%3D&amp;trackingId=eNnDjc7%2BYN%2FMSyBvHhRyKA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31" table:style-name="ce10">
            <text:p>31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Facebook</text:p>
          </table:table-cell>
          <table:table-cell office:value-type="string" table:style-name="ce5">
            <text:p>Software Engineer, Gameplay</text:p>
          </table:table-cell>
          <table:table-cell office:value-type="string" table:style-name="ce5">
            <text:p><text:a xlink:href="https://www.linkedin.com/jobs/collections/recommended/?currentJobId=4185261369">https://www.linkedin.com/jobs/collections/recommended/?currentJobId=4185261369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Facebook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R</text:p>
          </table:table-cell>
          <table:table-cell office:value-type="float" office:value="32" table:style-name="ce10">
            <text:p>32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Arm</text:p>
          </table:table-cell>
          <table:table-cell office:value-type="string" table:style-name="ce5">
            <text:p>Mobile Game Developer</text:p>
          </table:table-cell>
          <table:table-cell office:value-type="string" table:style-name="ce5">
            <text:p><text:a xlink:href="https://www.linkedin.com/jobs/view/4168539881/?alternateChannel=search&amp;refId=GM99doTVvVd8zy7y%2B3L77w%3D%3D&amp;trackingId=Eo8QXIflafaXoRhTTGggmw%3D%3D">https://www.linkedin.com/jobs/view/4168539881/?alternateChannel=search&amp;refId=GM99doTVvVd8zy7y%2B3L77w%3D%3D&amp;trackingId=Eo8QXIflafaXoRhTTGggmw%3D%3D</text:a></text:p>
          </table:table-cell>
          <table:table-cell office:value-type="string" table:style-name="ce3">
            <text:p>Cambridge</text:p>
          </table:table-cell>
          <table:table-cell office:value-type="string" table:style-name="ce5">
            <text:p>Games - Unity + arm is cool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9">
            <text:p>R</text:p>
          </table:table-cell>
          <table:table-cell office:value-type="float" office:value="33" table:style-name="ce10">
            <text:p>33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EdShed</text:p>
          </table:table-cell>
          <table:table-cell office:value-type="string" table:style-name="ce5">
            <text:p>Unity Developer</text:p>
          </table:table-cell>
          <table:table-cell office:value-type="string" table:style-name="ce5">
            <text:p><text:a xlink:href="https://www.linkedin.com/jobs/collections/similar-jobs/?currentJobId=4186572740&amp;originToLandingJobPostings=4186572740&amp;referenceJobId=4168539881">https://www.linkedin.com/jobs/collections/similar-jobs/?currentJobId=4186572740&amp;originToLandingJobPostings=4186572740&amp;referenceJobId=4168539881</text:a></text:p>
          </table:table-cell>
          <table:table-cell office:value-type="string" table:style-name="ce3">
            <text:p>Bewdley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34" table:style-name="ce10">
            <text:p>34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Pareto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linkedin.com/jobs/collections/similar-jobs/?currentJobId=4184425281&amp;originToLandingJobPostings=4186572740&amp;referenceJobId=4168539881">https://www.linkedin.com/jobs/collections/similar-jobs/?currentJobId=4184425281&amp;originToLandingJobPostings=4186572740&amp;referenceJobId=4168539881</text:a></text:p>
          </table:table-cell>
          <table:table-cell office:value-type="string" table:style-name="ce3">
            <text:p>Redhill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35" table:style-name="ce10">
            <text:p>35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Escape Velocity</text:p>
          </table:table-cell>
          <table:table-cell office:value-type="string" table:style-name="ce5">
            <text:p>Junior QA Engineer</text:p>
          </table:table-cell>
          <table:table-cell office:value-type="string" table:style-name="ce5">
            <text:p><text:a xlink:href="https://www.linkedin.com/jobs/view/4167584324/?alternateChannel=search&amp;refId=yJMLYzxfOGKM2SGFrlFSnQ%3D%3D&amp;trackingId=rEvvenfWzF3u9ASbMbNoeg%3D%3D">https://www.linkedin.com/jobs/view/4167584324/?alternateChannel=search&amp;refId=yJMLYzxfOGKM2SGFrlFSnQ%3D%3D&amp;trackingId=rEvvenfWzF3u9ASbMbNoeg%3D%3D</text:a>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36" table:style-name="ce10">
            <text:p>36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SITA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linkedin.com/jobs/collections/it-services-and-it-consulting/?currentJobId=4105317795&amp;discover=true">https://www.linkedin.com/jobs/collections/it-services-and-it-consulting/?currentJobId=4105317795&amp;discover=true</text:a></text:p>
          </table:table-cell>
          <table:table-cell office:value-type="string" table:style-name="ce7">
            <text:p>Reading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37" table:style-name="ce10">
            <text:p>37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Dubbe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collections/recommended/?currentJobId=4194589391">https://www.linkedin.com/jobs/collections/recommended/?currentJobId=4194589391</text:a></text:p>
          </table:table-cell>
          <table:table-cell office:value-type="string" table:style-name="ce3">
            <text:p>Oxford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38" table:style-name="ce10">
            <text:p>38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Spotify</text:p>
          </table:table-cell>
          <table:table-cell office:value-type="string" table:style-name="ce5">
            <text:p>C++ Engineer - Experience</text:p>
          </table:table-cell>
          <table:table-cell office:value-type="string" table:style-name="ce5">
            <text:p><text:a xlink:href="https://www.linkedin.com/jobs/view/4192893117/?refId=9cda96b6-ddbf-4c32-a3fd-e65bbe81d970&amp;trackingId=6vSJvCA9S0Wn8bltqnr0FQ%3D%3D&amp;trk=flagship3_job_home_savedjobs">https://www.linkedin.com/jobs/view/4192893117/?refId=9cda96b6-ddbf-4c32-a3fd-e65bbe81d970&amp;trackingId=6vSJvCA9S0Wn8bltqnr0FQ%3D%3D&amp;trk=flagship3_job_home_savedjobs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39" table:style-name="ce10">
            <text:p>39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Network IT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https://www.totaljobs.com/job/graduate-software-developer/network-it-job104425690</text:p>
          </table:table-cell>
          <table:table-cell office:value-type="string" table:style-name="ce3">
            <text:p>Coventry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0" table:style-name="ce10">
            <text:p>40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Scott Merrick</text:p>
          </table:table-cell>
          <table:table-cell office:value-type="string" table:style-name="ce5">
            <text:p>Graduate IT Developer</text:p>
          </table:table-cell>
          <table:table-cell office:value-type="string" table:style-name="ce5">
            <text:p><text:a xlink:href="https://www.totaljobs.com/job/graduate-it-developer-fully-remote/scott-merrick-llp-job104568759?WT.mc_id=A_RE_LNKORG_MP6_C11_0_TJ">https://www.totaljobs.com/job/graduate-it-developer-fully-remote/scott-merrick-llp-job104568759?WT.mc_id=A_RE_LNKORG_MP6_C11_0_TJ</text:a>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1" table:style-name="ce10">
            <text:p>41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Dorset Software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16">
            <text:p><text:a xlink:href="https://www.totaljobs.com/job/graduate-software-developer/dorset-software-job103824026">https://www.totaljobs.com/job/graduate-software-developer/dorset-software-job103824026</text:a></text:p>
          </table:table-cell>
          <table:table-cell office:value-type="string" table:style-name="ce3">
            <text:p>Poole</text:p>
          </table:table-cell>
          <table:table-cell office:value-type="string" table:style-name="ce3">
            <text:p>There application process was actually so bad that instead of applying I wrote them an email saying their application process was bad</text:p>
          </table:table-cell>
          <table:table-cell office:value-type="string" table:style-name="ce9">
            <text:p>N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2" table:style-name="ce10">
            <text:p>42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Orion Electrotech Automation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totaljobs.com/job/graduate-software-engineer/orion-electrotech-automation-job104434742">https://www.totaljobs.com/job/graduate-software-engineer/orion-electrotech-automation-job104434742</text:a></text:p>
          </table:table-cell>
          <table:table-cell office:value-type="string" table:style-name="ce7">
            <text:p>Reading</text:p>
          </table:table-cell>
          <table:table-cell office:value-type="string" table:style-name="ce7">
            <text:p>Embedded software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3" table:style-name="ce10">
            <text:p>43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IDK (Enterprise Recruitment Limited)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totaljobs.com/job/graduate-software-developer/enterprise-recruitment-limited-job104453061">https://www.totaljobs.com/job/graduate-software-developer/enterprise-recruitment-limited-job104453061</text:a></text:p>
          </table:table-cell>
          <table:table-cell office:value-type="string" table:style-name="ce5">
            <text:p>Southampton</text:p>
          </table:table-cell>
          <table:table-cell office:value-type="string" table:style-name="ce5">
            <text:p>Good applicant experience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4" table:style-name="ce10">
            <text:p>44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CV Screen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totaljobs.com/job/graduate-software-developer/cv-screen-ltd-job104480486">https://www.totaljobs.com/job/graduate-software-developer/cv-screen-ltd-job104480486</text:a></text:p>
          </table:table-cell>
          <table:table-cell office:value-type="string" table:style-name="ce3">
            <text:p>Oxford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5" table:style-name="ce10">
            <text:p>45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Fen Research Ltd</text:p>
          </table:table-cell>
          <table:table-cell office:value-type="string" table:style-name="ce5">
            <text:p>Game Developer</text:p>
          </table:table-cell>
          <table:table-cell office:value-type="string" table:style-name="ce5">
            <text:p><text:a xlink:href="https://www.linkedin.com/jobs/view/4190644776/?refId=9cda96b6-ddbf-4c32-a3fd-e65bbe81d970&amp;trackingId=WgoZeKjvQ8W3NbIXiq%2BLog%3D%3D&amp;trk=flagship3_job_home_savedjobs">https://www.linkedin.com/jobs/view/4190644776/?refId=9cda96b6-ddbf-4c32-a3fd-e65bbe81d970&amp;trackingId=WgoZeKjvQ8W3NbIXiq%2BLog%3D%3D&amp;trk=flagship3_job_home_savedjobs</text:a></text:p>
          </table:table-cell>
          <table:table-cell office:value-type="string" table:style-name="ce3">
            <text:p>Cambridge</text:p>
          </table:table-cell>
          <table:table-cell office:value-type="string" table:style-name="ce5">
            <text:p>Programming and design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6" table:style-name="ce10">
            <text:p>46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Msquared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jobs.ashbyhq.com/Improbable/c0d19a3f-a3ac-4893-b0e3-018bed5094c6?utm_source=2MR9gzgpK8">https://jobs.ashbyhq.com/Improbable/c0d19a3f-a3ac-4893-b0e3-018bed5094c6?utm_source=2MR9gzgpK8</text:a>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Jitter is cool, some web3 bs tho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7" table:style-name="ce10">
            <text:p>47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Rare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jobs.careers.microsoft.com/us/en/job/1816526/Technical-Artist-Xbox-Games-Studio-Rare?jobsource=linkedin&amp;domain=linkedin.com&amp;login_hint=evmoore2022@gmail.com">https://jobs.careers.microsoft.com/us/en/job/1816526/Technical-Artist-Xbox-Games-Studio-Rare?jobsource=linkedin&amp;domain=linkedin.com&amp;login_hint=evmoore2022@gmail.com</text:a></text:p>
          </table:table-cell>
          <table:table-cell office:value-type="string" table:style-name="ce3">
            <text:p>Birmingham</text:p>
          </table:table-cell>
          <table:table-cell office:value-type="string" table:style-name="ce3">
            <text:p>Microsoft, Unreal - Games</text:p>
          </table:table-cell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8" table:style-name="ce10">
            <text:p>48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Jewellery Quarter Bullion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https://www.linkedin.com/jobs/view/4194749823/?eBP=BUDGET_EXHAUSTED_JOB&amp;refId=WsQxPUTf1Gg1G0oDGsjdsA%3D%3D&amp;trackingId=3POEozl29lNSgQzNoOi3gw%3D%3D&amp;trk=flagship3_search_srp_jobs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9" table:style-name="ce10">
            <text:p>49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Storyteller</text:p>
          </table:table-cell>
          <table:table-cell office:value-type="string" table:style-name="ce5">
            <text:p>Graduate Web Developer</text:p>
          </table:table-cell>
          <table:table-cell office:value-type="string" table:style-name="ce17">
            <text:p><text:a xlink:href="https://www.linkedin.com/jobs/view/4194218444/?refId=97ca4a02-c761-4519-9b9c-ec378803ac22&amp;trackingId=SG3x1lhhRkmY%2FcU7n87D%2Bg%3D%3D&amp;trk=flagship3_job_home_savedjobs">https://www.linkedin.com/jobs/view/4194218444/?refId=97ca4a02-c761-4519-9b9c-ec378803ac22&amp;trackingId=SG3x1lhhRkmY%2FcU7n87D%2Bg%3D%3D&amp;trk=flagship3_job_home_savedjobs</text:a></text:p>
          </table:table-cell>
          <table:table-cell office:value-type="string" table:style-name="ce17">
            <text:p>Remote</text:p>
          </table:table-cell>
          <table:table-cell office:value-type="string" table:style-name="ce18">
            <text:p>AI</text:p>
          </table:table-cell>
          <table:table-cell office:value-type="string" table:style-name="ce20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50" table:style-name="ce10">
            <text:p>50</text:p>
          </table:table-cell>
          <table:table-cell table:number-columns-repeated="16375"/>
        </table:table-row>
        <table:table-row table:style-name="ro1">
          <table:table-cell office:value-type="string" table:style-name="ce12">
            <text:p>Highbury Consulting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17">
            <text:p>https://www.linkedin.com/jobs/view/4193411083/?refId=97ca4a02-c761-4519-9b9c-ec378803ac22&amp;trackingId=Nill5HFiQPeUL2c%2BQlt4uw%3D%3D</text:p>
          </table:table-cell>
          <table:table-cell office:value-type="string" table:style-name="ce19">
            <text:p>London</text:p>
          </table:table-cell>
          <table:table-cell office:value-type="currency" office:value="45000" table:style-name="ce21">
            <text:p>£45,000</text:p>
          </table:table-cell>
          <table:table-cell office:value-type="string" table:style-name="ce20">
            <text:p>Y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51" table:style-name="ce10">
            <text:p>51</text:p>
          </table:table-cell>
          <table:table-cell table:number-columns-repeated="16375"/>
        </table:table-row>
        <table:table-row table:style-name="ro1">
          <table:table-cell table:style-name="ce12"/>
          <table:table-cell table:number-columns-repeated="4" table:style-name="ce1"/>
          <table:table-cell office:value-type="string" table:style-name="ce11">
            <text:p>N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52" table:style-name="ce10">
            <text:p>52</text:p>
          </table:table-cell>
          <table:table-cell table:number-columns-repeated="16375"/>
        </table:table-row>
        <table:table-row table:style-name="ro1">
          <table:table-cell table:style-name="ce12"/>
          <table:table-cell table:number-columns-repeated="4" table:style-name="ce1"/>
          <table:table-cell office:value-type="string" table:style-name="ce11">
            <text:p>N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53" table:style-name="ce10">
            <text:p>53</text:p>
          </table:table-cell>
          <table:table-cell table:number-columns-repeated="16375"/>
        </table:table-row>
        <table:table-row table:style-name="ro1">
          <table:table-cell table:style-name="ce12"/>
          <table:table-cell table:number-columns-repeated="4" table:style-name="ce1"/>
          <table:table-cell office:value-type="string" table:style-name="ce11">
            <text:p>N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54" table:style-name="ce10">
            <text:p>54</text:p>
          </table:table-cell>
          <table:table-cell table:number-columns-repeated="16375"/>
        </table:table-row>
        <table:table-row table:style-name="ro1">
          <table:table-cell table:style-name="ce12"/>
          <table:table-cell table:number-columns-repeated="4" table:style-name="ce1"/>
          <table:table-cell office:value-type="string" table:style-name="ce11">
            <text:p>N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55" table:style-name="ce10">
            <text:p>55</text:p>
          </table:table-cell>
          <table:table-cell table:number-columns-repeated="16375"/>
        </table:table-row>
        <table:table-row table:number-rows-repeated="104850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10P0">
      <number:currency-symbol>£</number:currency-symbol>
      <number:number number:decimal-places="0" number:min-decimal-places="0" number:min-integer-digits="1" number:grouping="true"/>
    </number:currency-style>
    <number:currency-style style:name="N10">
      <style:text-properties fo:color="#FF0000"/>
      <number:text>-</number:text>
      <number:currency-symbol>£</number:currency-symbol>
      <number:number number:decimal-places="0" number:min-decimal-places="0" number:min-integer-digits="1" number:grouping="true"/>
      <style:map style:condition="value()&gt;=0" style:apply-style-name="N10P0"/>
    </number:currency-style>
    <number:currency-style style:name="N36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_50_0_37__32_-_32_Accent3" style:display-name="20% - Accent3" style:family="table-cell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_50_0_37__32_-_32_Accent4" style:display-name="20% - Accent4" style:family="table-cell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_52_0_37__32_-_32_Accent5" style:display-name="40% - Accent5" style:family="table-cell" style:data-style-name="N0">
      <style:table-cell-properties fo:background-color="#E49EDD"/>
      <style:text-properties style:font-name="Aptos Narrow" style:font-name-asian="Aptos Narrow" style:font-name-complex="Aptos Narrow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526</meta:generator>
    <meta:initial-creator>jude moore</meta:initial-creator>
    <dc:creator>Moore, Evelyn</dc:creator>
    <meta:creation-date>2023-03-09T19:46:12Z</meta:creation-date>
    <dc:date>2025-03-29T22:20:40Z</dc:date>
  </office:meta>
</office:document-meta>
</file>